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Myriad Pro"/>
    </style:style>
    <style:style style:name="T2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Myriad Pro"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yriad Pro" fo:font-weight="normal" style:font-weight-asian="normal" style:font-weight-complex="normal"/>
    </style:style>
    <style:style style:name="T6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2">Pour cloner un depot git :</text:span> <text:tab/>Git clone <text:s/>« url »</text:p>
      <text:p text:style-name="Text_20_body"/>
      <text:p text:style-name="Text_20_body"><text:span text:style-name="T2">Pour recuperer les fichier : </text:span><text:span text:style-name="T3"><text:tab/></text:span>git pull</text:p>
      <text:p text:style-name="Text_20_body"/>
      <text:p text:style-name="Text_20_body"><text:span text:style-name="T2">pour commit les fichiers :</text:span><text:span text:style-name="T1"> <text:tab/></text:span>git commit -a </text:p>
      <text:p text:style-name="Text_20_body"/>
      <text:p text:style-name="Text_20_body"><text:span text:style-name="T2">pour envoyer les fichiers sur le serveur :</text:span><text:span text:style-name="T1"> <text:tab/></text:span>git push</text:p>
      <text:p text:style-name="Text_20_body"/>
      <text:p text:style-name="Text_20_body"><text:span text:style-name="T2">pour revenir au dernier commit : </text:span><text:span text:style-name="T3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2">Pour créer une branch</text:span> <text:tab/>Git branch « nom »</text:p>
      <text:p text:style-name="Text_20_body"/>
      <text:p text:style-name="Text_20_body"><text:span text:style-name="T2">Pour switcher sur une branch <text:s/>: </text:span><text:span text:style-name="T3"><text:tab/><text:tab/></text:span>git checkout « nom »</text:p>
      <text:p text:style-name="Text_20_body"/>
      <text:p text:style-name="Text_20_body"><text:span text:style-name="T2">Pour faire les deux en meme temps :</text:span><text:span text:style-name="T1"> <text:tab/></text:span>git checkout -b « nom »</text:p>
      <text:p text:style-name="Text_20_body"/>
      <text:p text:style-name="Text_20_body"><text:span text:style-name="T2">Pour fusionner deux branches <text:s/>:</text:span><text:span text:style-name="T1"> <text:tab/></text:span>git merge -b « nom branch »</text:p>
      <text:p text:style-name="Text_20_body"/>
      <text:p text:style-name="Text_20_body"><text:span text:style-name="T2">Pour supprimer une branch :</text:span><text:span text:style-name="T1"> <text:tab/></text:span>git branch -d « nom branch »</text:p>
      <text:p text:style-name="Text_20_body"/>
      <text:p text:style-name="Text_20_body"><text:span text:style-name="T2">Pouur push <text:s/>branch sur github <text:s/>:</text:span> git push --set-upstream origin “nom branch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09:54:38.98</dc:date>
    <meta:editing-duration>PT00H13M23S</meta:editing-duration>
    <meta:editing-cycles>5</meta:editing-cycles>
    <meta:generator>OpenOffice.org/3.0$Win32 OpenOffice.org_project/300m15$Build-9379</meta:generator>
    <meta:document-statistic meta:table-count="0" meta:image-count="0" meta:object-count="0" meta:page-count="1" meta:paragraph-count="14" meta:word-count="132" meta:character-count="654"/>
  </office:meta>
</office:document-meta>
</file>